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4pt" svg:height="255.23pt" svg:x="257.56pt" svg:y="25.63pt">
            <loext:p draw:notify-on-update-of-ranges="Sheet1.B7:Sheet1.B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steps</text:p>
          </table:table-cell>
          <table:table-cell table:style-name="Default" office:value-type="string" calcext:value-type="string">
            <text:p>max pu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Default"/>
        </table:table-row>
        <table:table-row table:style-name="ro1">
          <table:table-cell table:style-name="ce1" table:formula="of:=[.A2]*LN(2)/LN([.B2])" office:value-type="float" office:value="10.4610017116041" calcext:value-type="float">
            <text:p>10.46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pu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([.A7]/[.$A$4])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[.A8]/[.$A$4])-1" office:value-type="float" office:value="0.0685046155219122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[.A9]/[.$A$4])-1" office:value-type="float" office:value="0.14170211339163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[.A10]/[.$A$4])-1" office:value-type="float" office:value="0.219913977710078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[.A11]/[.$A$4])-1" office:value-type="float" office:value="0.303483715722914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[.A12]/[.$A$4])-1" office:value-type="float" office:value="0.392778366507585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[.A13]/[.$A$4])-1" office:value-type="float" office:value="0.488190113012425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[.A14]/[.$A$4])-1" office:value-type="float" office:value="0.590138004527852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[.A15]/[.$A$4])-1" office:value-type="float" office:value="0.699069797154813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[.A16]/[.$A$4])-1" office:value-type="float" office:value="0.815463920353797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[.A17]/[.$A$4])-1" office:value-type="float" office:value="0.939831578211538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[.A18]/[.$A$4])-1" office:value-type="float" office:value="1.07271899465418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[.A19]/[.$A$4])-1" office:value-type="float" office:value="1.21470981246793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[.A20]/[.$A$4])-1" office:value-type="float" office:value="1.36642765666366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[.A21]/[.$A$4])-1" office:value-type="float" office:value="1.5285388734438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[.A22]/[.$A$4])-1" office:value-type="float" office:value="1.7017554568013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[.A23]/[.$A$4])-1" office:value-type="float" office:value="1.8868381756037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[.A24]/[.$A$4])-1" office:value-type="float" office:value="2.08459991489741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[.A25]/[.$A$4])-1" office:value-type="float" office:value="2.29590924610638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[.A26]/[.$A$4])-1" office:value-type="float" office:value="2.52169424180601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[.A27]/[.$A$4])-1" office:value-type="float" office:value="2.76294655182667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[.A28]/[.$A$4])-1" office:value-type="float" office:value="3.02072575858906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[.A29]/[.$A$4])-1" office:value-type="float" office:value="3.29616403080025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([.A30]/[.$A$4])-1" office:value-type="float" office:value="3.59047109594929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([.A31]/[.$A$4])-1" office:value-type="float" office:value="3.90493955344175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^([.A32]/[.$A$4])-1" office:value-type="float" office:value="4.2409505517085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^([.A33]/[.$A$4])-1" office:value-type="float" office:value="4.59997985422264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^([.A34]/[.$A$4])-1" office:value-type="float" office:value="4.98360432106662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^([.A35]/[.$A$4])-1" office:value-type="float" office:value="5.39350883451654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^([.A36]/[.$A$4])-1" office:value-type="float" office:value="5.83149369906104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^([.A37]/[.$A$4])-1" office:value-type="float" office:value="6.29948254835559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([.A38]/[.$A$4])-1" office:value-type="float" office:value="6.79953079383959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^([.A39]/[.$A$4])-1" office:value-type="float" office:value="7.33383465212289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^([.A40]/[.$A$4])-1" office:value-type="float" office:value="7.90474079078976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^([.A41]/[.$A$4])-1" office:value-type="float" office:value="8.5147566349851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^([.A42]/[.$A$4])-1" office:value-type="float" office:value="9.16656138004932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^([.A43]/[.$A$4])-1" office:value-type="float" office:value="9.86301775856952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^([.A44]/[.$A$4])-1" office:value-type="float" office:value="10.607184613528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^([.A45]/[.$A$4])-1" office:value-type="float" office:value="11.4023303327696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^([.A46]/[.$A$4])-1" office:value-type="float" office:value="12.2519472037918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^([.A47]/[.$A$4])-1" office:value-type="float" office:value="13.1597667519042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^([.A48]/[.$A$4])-1" office:value-type="float" office:value="14.129776129123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^([.A49]/[.$A$4])-1" office:value-type="float" office:value="15.1662356257816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^([.A50]/[.$A$4])-1" office:value-type="float" office:value="16.2736973817624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^([.A51]/[.$A$4])-1" office:value-type="float" office:value="17.4570253795419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^([.A52]/[.$A$4])-1" office:value-type="float" office:value="18.7214168068456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^([.A53]/[.$A$4])-1" office:value-type="float" office:value="20.0724248827459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^([.A54]/[.$A$4])-1" office:value-type="float" office:value="21.5159832474528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^([.A55]/[.$A$4])-1" office:value-type="float" office:value="23.058432022917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^([.A56]/[.$A$4])-1" office:value-type="float" office:value="24.7065456587074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^([.A57]/[.$A$4])-1" office:value-type="float" office:value="26.4675626854536" calcext:value-type="float">
            <text:p>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^([.A58]/[.$A$4])-1" office:value-type="float" office:value="28.3492175065446" calcext:value-type="float">
            <text:p>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^([.A59]/[.$A$4])-1" office:value-type="float" office:value="30.3597743676994" calcext:value-type="float">
            <text:p>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^([.A60]/[.$A$4])-1" office:value-type="float" office:value="32.5080636536126" calcext:value-type="float">
            <text:p>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^([.A61]/[.$A$4])-1" office:value-type="float" office:value="34.8035206710871" calcext:value-type="float">
            <text:p>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^([.A62]/[.$A$4])-1" office:value-type="float" office:value="37.2562270889907" calcext:value-type="float">
            <text:p>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^([.A63]/[.$A$4])-1" office:value-type="float" office:value="39.876955217041" calcext:value-type="float">
            <text:p>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^([.A64]/[.$A$4])-1" office:value-type="float" office:value="42.6772153178908" calcext:value-type="float">
            <text:p>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^([.A65]/[.$A$4])-1" office:value-type="float" office:value="45.6693061603107" calcext:value-type="float">
            <text:p>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^([.A66]/[.$A$4])-1" office:value-type="float" office:value="48.8663690354972" calcext:value-type="float">
            <text:p>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^([.A67]/[.$A$4])-1" office:value-type="float" office:value="52.2824454737478" calcext:value-type="float">
            <text:p>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^([.A68]/[.$A$4])-1" office:value-type="float" office:value="55.9325389149941" calcext:value-type="float">
            <text:p>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^([.A69]/[.$A$4])-1" office:value-type="float" office:value="59.8326806040521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^([.A70]/[.$A$4])-1" office:value-type="float" office:value="64" calcext:value-type="float">
            <text:p>64</text:p>
          </table:table-cell>
        </table:table-row>
        <table:table-row table:style-name="ro1" table:number-rows-repeated="1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453.51pt" svg:height="255.23pt" svg:x="131.95pt" svg:y="12.05pt">
            <loext:p draw:notify-on-update-of-ranges="Sheet2.A1:Sheet2.A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10:23.514219459</meta:creation-date>
    <dc:date>2017-03-15T17:48:31.973951200</dc:date>
    <meta:editing-duration>PT23H7M6S</meta:editing-duration>
    <meta:editing-cycles>1</meta:editing-cycles>
    <meta:document-statistic meta:table-count="2" meta:cell-count="153" meta:object-count="2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3.149cm" svg:y="4.203cm" style:legend-expansion="high" chart:style-name="ch2"/>
        <chart:plot-area chart:style-name="ch3" table:cell-range-address="Sheet1.B7:Sheet1.B70" svg:x="0.32cm" svg:y="0.18cm" svg:width="12.509cm" svg:height="8.645cm">
          <chartooo:coordinate-region svg:x="0.941cm" svg:y="0.379cm" svg:width="11.748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70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7:Sheet1.B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5046155219122">
                <text:p>0.0685046155219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170211339163">
                <text:p>0.14170211339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9913977710078">
                <text:p>0.219913977710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3483715722914">
                <text:p>0.303483715722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2778366507585">
                <text:p>0.392778366507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8190113012425">
                <text:p>0.488190113012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0138004527852">
                <text:p>0.590138004527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9069797154813">
                <text:p>0.699069797154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5463920353797">
                <text:p>0.815463920353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9831578211538">
                <text:p>0.939831578211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271899465418">
                <text:p>1.07271899465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1470981246793">
                <text:p>1.21470981246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6642765666366">
                <text:p>1.36642765666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2853887344382">
                <text:p>1.52853887344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017554568013">
                <text:p>1.7017554568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868381756037">
                <text:p>1.8868381756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8459991489741">
                <text:p>2.08459991489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9590924610638">
                <text:p>2.29590924610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2169424180601">
                <text:p>2.52169424180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6294655182667">
                <text:p>2.76294655182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2072575858906">
                <text:p>3.02072575858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9616403080025">
                <text:p>3.29616403080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9047109594929">
                <text:p>3.590471095949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0493955344175">
                <text:p>3.90493955344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409505517085">
                <text:p>4.2409505517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9997985422264">
                <text:p>4.599979854222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8360432106662">
                <text:p>4.983604321066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9350883451654">
                <text:p>5.393508834516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3149369906104">
                <text:p>5.83149369906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9948254835559">
                <text:p>6.29948254835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9953079383959">
                <text:p>6.799530793839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3383465212289">
                <text:p>7.333834652122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90474079078976">
                <text:p>7.904740790789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147566349851">
                <text:p>8.51475663498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16656138004932">
                <text:p>9.166561380049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86301775856952">
                <text:p>9.8630177585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607184613528">
                <text:p>10.607184613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4023303327696">
                <text:p>11.4023303327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2519472037918">
                <text:p>12.25194720379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1597667519042">
                <text:p>13.15976675190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297761291234">
                <text:p>14.1297761291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1662356257816">
                <text:p>15.1662356257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2736973817624">
                <text:p>16.27369738176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4570253795419">
                <text:p>17.4570253795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7214168068456">
                <text:p>18.7214168068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0724248827459">
                <text:p>20.07242488274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5159832474528">
                <text:p>21.51598324745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0584320229173">
                <text:p>23.05843202291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65456587074">
                <text:p>24.70654565870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.4675626854536">
                <text:p>26.4675626854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.3492175065446">
                <text:p>28.34921750654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3597743676994">
                <text:p>30.35977436769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.5080636536126">
                <text:p>32.5080636536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8035206710871">
                <text:p>34.8035206710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2562270889907">
                <text:p>37.25622708899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876955217041">
                <text:p>39.8769552170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.6772153178908">
                <text:p>42.67721531789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.6693061603107">
                <text:p>45.6693061603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.8663690354972">
                <text:p>48.8663690354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.2824454737478">
                <text:p>52.28244547374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.9325389149941">
                <text:p>55.9325389149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.8326806040521">
                <text:p>59.83268060405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174cm" svg:y="4.203cm" style:legend-expansion="high" chart:style-name="ch2"/>
        <chart:plot-area chart:style-name="ch3" table:cell-range-address="Sheet2.A1:Sheet2.A17" svg:x="0.32cm" svg:y="0.18cm" svg:width="12.534cm" svg:height="8.645cm">
          <chartooo:coordinate-region svg:x="1.127cm" svg:y="0.38cm" svg:width="11.5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17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